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027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18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P4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Nimbus Roman No9 L" style:font-name-complex="Nimbus Roman No9 L"/>
    </style:style>
    <style:style style:name="P10" style:family="paragraph" style:parent-style-name="Standard">
      <style:paragraph-properties fo:text-align="center" style:justify-single-word="false"/>
      <style:text-properties style:font-name="Nimbus Roman No9 L" style:font-name-complex="Nimbus Roman No9 L"/>
    </style:style>
    <style:style style:name="P11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font-name="Nimbus Roman No9 L" style:font-name-complex="Nimbus Roman No9 L"/>
    </style:style>
    <style:style style:name="P12" style:family="paragraph" style:parent-style-name="Standard" style:master-page-name="">
      <style:paragraph-properties fo:margin-left="5.3cm" fo:margin-right="0cm" fo:text-align="justify" style:justify-single-word="false" fo:orphans="2" fo:widows="2" fo:hyphenation-ladder-count="no-limit" fo:text-indent="-5.3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font-name="Nimbus Roman No9 L" style:font-name-complex="Nimbus Roman No9 L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Nimbus Roman No9 L" style:font-name-complex="Nimbus Roman No9 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0.499cm" style:auto-text-indent="false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0.499cm" style:auto-text-indent="false"/>
      <style:text-properties style:font-name="Nimbus Roman No9 L" style:font-name-complex="Nimbus Roman No9 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0.499cm" style:auto-text-indent="false"/>
      <style:text-properties fo:font-variant="normal" fo:text-transform="none" fo:color="#101010" style:font-name="Nimbus Roman No9 L" fo:letter-spacing="normal" style:font-name-complex="Nimbus Roman No9 L"/>
    </style:style>
    <style:style style:name="P17" style:family="paragraph" style:parent-style-name="norita">
      <style:paragraph-properties fo:margin-left="0cm" fo:margin-right="0cm" fo:line-height="100%" fo:text-align="justify" style:justify-single-word="false" fo:text-indent="0.499cm" style:auto-text-indent="false"/>
      <style:text-properties style:font-name="Nimbus Roman No9 L" style:font-name-complex="Nimbus Roman No9 L"/>
    </style:style>
    <style:style style:name="P18" style:family="paragraph" style:parent-style-name="norita">
      <style:paragraph-properties fo:margin-left="0cm" fo:margin-right="0cm" fo:line-height="100%" fo:text-align="justify" style:justify-single-word="false" fo:text-indent="0.499cm" style:auto-text-indent="false"/>
    </style:style>
    <style:style style:name="P19" style:family="paragraph" style:parent-style-name="Standard">
      <style:paragraph-properties loext:contextual-spacing="false" fo:margin-left="2.401cm" fo:margin-right="0cm" fo:margin-top="0cm" fo:margin-bottom="0cm" fo:line-height="100%" fo:text-align="justify" style:justify-single-word="false" fo:orphans="2" fo:widows="2" fo:hyphenation-ladder-count="no-limit" fo:text-indent="-2.401cm" style:auto-text-indent="false" style:text-autospace="ideograph-alpha" style:punctuation-wrap="hanging" style:line-break="strict" style:writing-mode="lr-tb"/>
      <style:text-properties style:font-name="Nimbus Roman No9 L" style:font-name-complex="Nimbus Roman No9 L" fo:hyphenate="false" fo:hyphenation-remain-char-count="2" fo:hyphenation-push-char-count="2"/>
    </style:style>
    <style:style style:name="P20" style:family="paragraph" style:parent-style-name="Standard">
      <style:paragraph-properties loext:contextual-spacing="false" fo:margin-top="0cm" fo:margin-bottom="0cm" style:line-height-at-least="0.353cm" fo:text-align="justify" style:justify-single-word="false" style:snap-to-layout-grid="false"/>
      <style:text-properties style:font-name="Nimbus Roman No9 L" style:font-name-complex="Nimbus Roman No9 L"/>
    </style:style>
    <style:style style:name="P21" style:family="paragraph" style:parent-style-name="norita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/>
      <style:text-properties style:font-name="Nimbus Roman No9 L" style:font-name-complex="Nimbus Roman No9 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 style:master-page-name="HTML">
      <style:paragraph-properties fo:text-align="justify" style:justify-single-word="false"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es" fo:country="MX" style:font-size-asian="8pt" style:font-size-complex="8pt"/>
    </style:style>
    <style:style style:name="T3" style:family="text">
      <style:text-properties style:font-name="Nimbus Roman No9 L" fo:language="es" fo:country="MX" style:font-name-complex="Nimbus Roman No9 L"/>
    </style:style>
    <style:style style:name="T4" style:family="text">
      <style:text-properties style:font-name="Nimbus Roman No9 L" style:font-name-complex="Nimbus Roman No9 L"/>
    </style:style>
    <style:style style:name="T5" style:family="text">
      <style:text-properties style:font-name="Nimbus Roman No9 L" fo:font-style="italic" style:font-style-asian="italic" style:font-name-complex="Nimbus Roman No9 L" style:font-style-complex="italic"/>
    </style:style>
    <style:style style:name="T6" style:family="text">
      <style:text-properties style:font-name="Nimbus Roman No9 L" fo:font-style="normal" style:font-style-asian="normal" style:font-name-complex="Nimbus Roman No9 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3">DECLARACIÓN</text:span><text:span text:style-name="T4"> N.º </text:span><text:span text:style-name="T4">2511</text:span><text:span text:style-name="T4">-CM-19</text:span></text:p>
      <text:p text:style-name="P9"/>
      <text:p text:style-name="P12">DESCRIPCIÓN SINTÉTICA: <text:span text:style-name="T6">DECLARA INTERÉS MUNICIPAL </text:span><text:span text:style-name="T7">10º ENCUENTRO NACIONAL E INTERNACIONAL DE BARTENDER CLÁSICO BARILOCHE 2019</text:span></text:p>
      <text:p text:style-name="P11"/>
      <text:p text:style-name="P11"/>
      <text:p text:style-name="P9">ANTECEDENTES</text:p>
      <text:p text:style-name="P9"/>
      <text:p text:style-name="P13">Carta Orgánica Municipal.</text:p>
      <text:p text:style-name="P13"/>
      <text:p text:style-name="P13">Ordenanza 2071-CM-10: Jerarquización de las declaraciones de interés del Concejo Municipal. Reglamentación.</text:p>
      <text:p text:style-name="P13"/>
      <text:p text:style-name="P13">Declaración 2363-CM-18.</text:p>
      <text:p text:style-name="P13"/>
      <text:p text:style-name="P13">Declaración 2181-CM-17.</text:p>
      <text:p text:style-name="P13"/>
      <text:p text:style-name="P13">Nota solicitando declaración.</text:p>
      <text:p text:style-name="P9"/>
      <text:p text:style-name="P9">FUNDAMENTOS</text:p>
      <text:p text:style-name="P9"/>
      <text:p text:style-name="P14"><text:span text:style-name="T4">Se llevará acabo en nuestra ciudad entre los días 6 </text:span><text:span text:style-name="T4">y</text:span><text:span text:style-name="T4"> 9 de mayo de 2019, el </text:span><text:span text:style-name="T6">10º Encuentro Nacional e Internacional de Bartenders Clásico 2019</text:span><text:span text:style-name="T4">. El mismo estará coordinado por la Asociación de Bartenders Profesionales de la Patagonia (A.B.P.P) con la participación de <text:s/>Cocktails Neuquén y Viedma.</text:span></text:p>
      <text:p text:style-name="P15"/>
      <text:p text:style-name="P14"><text:span text:style-name="T4">Dicho encuentro se diagrama con el objetivo de lograr que la profesión y el trabajo de los </text:span><text:span text:style-name="T5">bartenders</text:span><text:span text:style-name="T4"> sean reconocidas nacional e internacionalmente, intentando con ello cambiar la idea de que es sólo un trabajo nocturno para ser reconocido c</text:span><text:span text:style-name="T4">o</text:span><text:span text:style-name="T4">mo una profesión, con la cual se pueden preparar variedades de cócteles con y sin alcohol para el deleite de todos. Asimismo el objetivo es lograr que los tragos sean incluidos en los menú de hoteles, confiterías, restaurantes de la patag</text:span><text:span text:style-name="T4">o</text:span><text:span text:style-name="T4">nia y el resto del país.</text:span></text:p>
      <text:p text:style-name="P15"/>
      <text:p text:style-name="P14"><text:span text:style-name="T4">Esta actividad comenzó en diciembre de 2010 en Charming Luxury Logde y Private Spa, dentro del evento “Comer en Patagonia” junto al Sr. Guillermo Luque (periodista macional) y con la participación de ocho </text:span><text:span text:style-name="T5">bartenders</text:span><text:span text:style-name="T4"> locales.</text:span></text:p>
      <text:p text:style-name="P16"><text:soft-page-break/></text:p>
      <text:p text:style-name="P18"><text:span text:style-name="T4">Asimismo, en 2011 se realizó una nueva edición en The Roxi Pub (calle San Martín de esta ciudad), donde se contó con una concurrencia de más de veinte </text:span><text:span text:style-name="T5">bartenders,</text:span><text:span text:style-name="T4"> contando por primera vez con la participación de Cocktails Neuquén y contingentes de Viedma y Chile, con sus profesionales y <text:s/>alumnos, marcando en este evento un notable <text:s/>crecimiento en la participación. </text:span></text:p>
      <text:p text:style-name="P17"/>
      <text:p text:style-name="P18"><text:span text:style-name="T4">En esta nueva edición contarán con la presencia de diferentes </text:span><text:span text:style-name="T5">bartenders</text:span><text:span text:style-name="T4">, de Argentina y de otros países en donde podrán participar con diferentes propuestas que brindará el encuentro pudiendo intercambiar entre todos <text:s/>sus experiencias.</text:span></text:p>
      <text:p text:style-name="P17"/>
      <text:p text:style-name="P17">Por todo lo expuesto, entendemos que dicho certamen es sumamente importante, no sólo para el desarrollo de la profesión y el trabajo de quienes lo realizan, sino también para la participación y representación de otras ciudades y países, instalándolo como un clásico patagónico, con una fuerte apertura y extensión cultural para la ciudad. <text:s/></text:p>
      <text:p text:style-name="P9"/>
      <text:p text:style-name="P19">AUTORES: Concejales Claudia Contreras, Gerardo Ávila, Diego Benítez, Julia Fernández, Viviana Gelain, Carlos Sánchez y Puente y Cristina Painefil (JSB).</text:p>
      <text:p text:style-name="P15"/>
      <text:p text:style-name="P21">INICIATIVA: Coktails Bariloche.</text:p>
      <text:p text:style-name="P9"/>
      <text:p text:style-name="P9"/>
      <text:p text:style-name="P7"><text:span text:style-name="T4">El proyecto original N.º </text:span><text:span text:style-name="T4">1151</text:span><text:span text:style-name="T4">/</text:span><text:span text:style-name="T4">19 </text:span><text:span text:style-name="T4">fue aprobado en la sesión del día </text:span><text:span text:style-name="T4">14</text:span><text:span text:style-name="T4"> de </text:span><text:span text:style-name="T4">marzo</text:span><text:span text:style-name="T4"> de 2019, según consta en el Acta N.º </text:span><text:span text:style-name="T4">1111</text:span><text:span text:style-name="T4">/</text:span><text:span text:style-name="T4">19</text:span><text:span text:style-name="T4">. Por ello, en ejercicio de las atribuciones que le otorga el Art. 38 de la Carta Orgánica Municipal,</text:span></text:p>
      <text:p text:style-name="P10"/>
      <text:p text:style-name="P10"/>
      <text:p text:style-name="P10">EL CONCEJO MUNICIPAL DE SAN CARLOS DE BARILOCHE</text:p>
      <text:p text:style-name="P10">SANCIONA CON CARÁCTER DE </text:p>
      <text:p text:style-name="P10"/>
      <text:p text:style-name="P10">DECLARACIÓN</text:p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Art. 1°) </text:p>
          </table:table-cell>
          <table:table-cell table:style-name="Tabla1.A1" office:value-type="string">
            <text:p text:style-name="P20">Se declara de interés municipal el <text:span text:style-name="T7">10º Encuentro Nacional e Internacional de Bartender Clásico Bariloche 2019</text:span>, organizado por Cocktails Bariloche, a realizarse entre los días 6 y 9 de mayo de 2019 en San Carlos de Bariloche.</text:p>
            <text:p text:style-name="P9"><text:soft-page-break/></text:p>
          </table:table-cell>
        </table:table-row>
        <table:table-row table:style-name="Tabla1.1">
          <table:table-cell table:style-name="Tabla1.A1" office:value-type="string">
            <text:p text:style-name="P9">Art. 2°)</text:p>
          </table:table-cell>
          <table:table-cell table:style-name="Tabla1.A1" office:value-type="string">
            <text:p text:style-name="P9">La presente declaración no implica la obligatoriedad de efectuar erogaciones por parte de la Administración Municipal. </text:p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Art. 3°) </text:p>
          </table:table-cell>
          <table:table-cell table:style-name="Tabla1.A1" office:value-type="string">
            <text:p text:style-name="P9">Comuníquese. Dése a publicidad. Cumplido, archívese.</text:p>
            <text:p text:style-name="P9"/>
          </table:table-cell>
        </table:table-row>
      </table:table>
      <text:p text:style-name="P8"/>
      <text:p text:style-name="P8"/>
      <text:p text:style-name="P8"/>
      <text:p text:style-name="P2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Nimbus Sans L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FreeSans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11pt" style:font-size-asian="11pt" style:font-name-complex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loext:contextual-spacing="false" fo:margin="100%" fo:margin-left="6.085cm" fo:margin-right="0cm" fo:margin-top="0cm" fo:margin-bottom="0cm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" fo:font-size="12pt" fo:language="es" fo:country="AR" style:font-name-asian="Droid Sans Fallback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language="es" fo:country="ES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166cm" fo:break-before="page" table:align="left" style:writing-mode="lr-tb"/>
    </style:style>
    <style:style style:name="Tabla2.A" style:family="table-column">
      <style:table-column-properties style:column-width="4.378cm"/>
    </style:style>
    <style:style style:name="Tabla2.B" style:family="table-column">
      <style:table-column-properties style:column-width="5.186cm"/>
    </style:style>
    <style:style style:name="Tabla2.C" style:family="table-column">
      <style:table-column-properties style:column-width="5.602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3" style:family="table">
      <style:table-properties style:width="15.166cm" fo:break-before="page" table:align="left" style:writing-mode="lr-tb"/>
    </style:style>
    <style:style style:name="Tabla3.A" style:family="table-column">
      <style:table-column-properties style:column-width="4.378cm"/>
    </style:style>
    <style:style style:name="Tabla3.B" style:family="table-column">
      <style:table-column-properties style:column-width="5.186cm"/>
    </style:style>
    <style:style style:name="Tabla3.C" style:family="table-column">
      <style:table-column-properties style:column-width="5.602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language="es" fo:country="MX"/>
    </style:style>
    <style:style style:name="MP3" style:family="paragraph" style:parent-style-name="Standard">
      <style:paragraph-properties fo:margin-left="0cm" fo:margin-right="-0.508cm" fo:text-indent="0cm" style:auto-text-indent="false" style:snap-to-layout-grid="false"/>
    </style:style>
    <style:style style:name="MP4" style:family="paragraph" style:parent-style-name="Standard">
      <style:paragraph-properties fo:margin-left="0cm" fo:margin-right="-0.508cm" fo:text-indent="0cm" style:auto-text-indent="false"/>
    </style:style>
    <style:style style:name="MP5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fo:font-size="8pt" style:font-size-asian="8pt" style:font-size-complex="8pt"/>
    </style:style>
    <style:style style:name="MP6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es" fo:country="MX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DCLE</text:p>
            </table:table-cell>
            <table:table-cell table:style-name="Tabla2.A1" office:value-type="string">
              <text:p text:style-name="MP2">DECLARACIÓN </text:p>
            </table:table-cell>
            <table:table-cell table:style-name="Tabla2.C1" office:value-type="string">
              <text:p text:style-name="MP3"/>
              <text:p text:style-name="MP4"><draw:frame draw:style-name="Mfr1" draw:name="Imagen1" text:anchor-type="char" svg:y="-0.146cm" svg:width="4.311cm" svg:height="1.282cm" draw:z-index="1"><draw:image xlink:href="Pictures/10000000000000F1000000587432C3F9.jpg" xlink:type="simple" xlink:show="embed" xlink:actuate="onLoad"/></draw:frame></text:p>
              <text:p text:style-name="MP4"/>
              <text:p text:style-name="MP4"/>
              <text:p text:style-name="MP5"/>
              <text:p text:style-name="MP6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Standard"/>
      </style:header>
      <style:header-left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2">DECLARACIÓN </text:p>
            </table:table-cell>
            <table:table-cell table:style-name="Tabla3.C1" office:value-type="string">
              <text:p text:style-name="MP3"/>
              <text:p text:style-name="MP4"><draw:frame draw:style-name="Mfr1" draw:name="Imagen2" text:anchor-type="char" svg:y="-0.146cm" svg:width="4.311cm" svg:height="1.282cm" draw:z-index="2"><draw:image xlink:href="Pictures/10000000000000F1000000587432C3F9.jpg" xlink:type="simple" xlink:show="embed" xlink:actuate="onLoad"/></draw:frame></text:p>
              <text:p text:style-name="MP4"/>
              <text:p text:style-name="MP4"/>
              <text:p text:style-name="MP5"/>
              <text:p text:style-name="MP6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4"/>
      </style:header-left>
      <style:footer>
        <text:p text:style-name="Standard"/>
      </style:footer>
      <style:footer-left>
        <text:p text:style-name="Standard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19-03-15T11:39:23</dc:date>
    <meta:print-date>2019-03-15T11:27:26</meta:print-date>
    <meta:editing-cycles>10</meta:editing-cycles>
    <meta:editing-duration>PT9M32S</meta:editing-duration>
    <meta:generator>LibreOffice/3.5$Linux_X86_64 LibreOffice_project/350m1$Build-2</meta:generator>
    <meta:printed-by>Comisiones </meta:printed-by>
    <dc:creator>Comisiones </dc:creator>
    <meta:document-statistic meta:table-count="3" meta:image-count="2" meta:object-count="0" meta:page-count="4" meta:paragraph-count="33" meta:word-count="526" meta:character-count="3419" meta:non-whitespace-character-count="2913"/>
  </office:meta>
</office:document-meta>
</file>